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200.00%" fo:text-align="left"/>
    </style:style>
  </office:automatic-styles>
  <office:body>
    <office:text>
      <text:p text:style-name="P1"><text:span text:style-name="T1"/></text:p>
      <text:p text:style-name="P1"><text:span text:style-name="T1">Zasada 3 sekund<text:s/></text:span><text:span text:style-name="T2">– nie mo</text:span><text:span text:style-name="T3">że wczytywać się dlużej (strona);</text:span></text:p>
      <text:p text:style-name="P1"><text:span text:style-name="T4">wrzucamy plik js -<text:s/></text:span><text:span text:style-name="T5">async</text:span><text:span text:style-name="T6"><text:s/>(</text:span><text:span text:style-name="T7">ł</text:span><text:span text:style-name="T8">aduje w tle, ale odpala, kiedy go wczyta, nie zale</text:span><text:span text:style-name="T9">ży nam na kolejności wczytywania skrypt</text:span><text:span text:style-name="T10">ów, bo krótszy wczyta si</text:span><text:span text:style-name="T11">ę szybciej) lub<text:s/></text:span><text:span text:style-name="T12">defer</text:span><text:span text:style-name="T13"><text:s/>(wczytuje w tle) w head (na koniec), albo na koniec bod;</text:span></text:p>
      <text:p text:style-name="P1"><text:span text:style-name="T14">finkcje asynchroniczne (setTimeout/clearTimeout), wykonuj</text:span><text:span text:style-name="T15">ą się tylko jeden raz, w środku<text:s/></text:span><text:span text:style-name="T16">– I tak przerzucane s</text:span><text:span text:style-name="T17">ą na koniec, czyli wykonywane na końcu, po innych zewnętrznych funkcjach<text:s/></text:span><text:span text:style-name="T18">– czyli<text:s text:c="2"/>na samym ko</text:span><text:span text:style-name="T19">ńcu og</text:span><text:span text:style-name="T20">ólnej p</text:span><text:span text:style-name="T21">ętli js;</text:span></text:p>
      <text:p text:style-name="P1"><text:span text:style-name="T22">interwaly wykonuj</text:span><text:span text:style-name="T23">ą się  ciągle, setTimeout, tylko raz - setInterval/clearInterval</text:span></text:p>
      <text:p text:style-name="P1"><text:span text:style-name="T24"><text:s/></text:span></text:p>
      <text:p text:style-name="P1"><text:span text:style-name="T24">tablice: tablica.push(“ALa”);</text:span></text:p>
      <text:p text:style-name="P1"><text:span text:style-name="T24">tablica.pop()<text:s text:c="6"/>unshift, shift,<text:s text:c="3"/>console.table(tab)</text:span></text:p>
      <text:p text:style-name="P1"><text:span text:style-name="T24">tablica.sort(function(a,b){</text:span></text:p>
      <text:p text:style-name="P1"><text:span text:style-name="T24">return a-b;</text:span></text:p>
      <text:p text:style-name="P1"><text:span text:style-name="T24">});<text:s text:c="2"/>sortowanie od najmniejszych do najwi</text:span><text:span text:style-name="T25">ę</text:span><text:span text:style-name="T26">kszych, odwrotnie b-a;</text:span></text:p>
      <text:p text:style-name="P1"><text:span text:style-name="T27">tab.splice(1(start),0(ile usuwa</text:span><text:span text:style-name="T28">ć, “”co wstawić)</text:span></text:p>
      <text:p text:style-name="P1"><text:span text:style-name="T29"/></text:p>
      <text:p text:style-name="P1"><text:span text:style-name="T30">tab.forEach(function(el){<text:s text:c="2"/><text:tab/><text:tab/><text:tab/><text:tab/><text:tab/>for (var xxx of tab) {</text:span></text:p>
      <text:p text:style-name="P1"><text:span text:style-name="T30">console.log(xxx.name)</text:span></text:p>
      <text:p text:style-name="P1"><text:span text:style-name="T30">console.log(el)</text:span></text:p>
      <text:p text:style-name="P1"><text:span text:style-name="T30">})</text:span></text:p>
      <text:p text:style-name="P1"><text:span text:style-name="T30">dlaczego return na koncu funckji<text:s/></text:span><text:span text:style-name="T31">– bo zwraca co</text:span><text:span text:style-name="T32">ś I możemy zrobić z tym coś, czyli zawsze piszemy return!</text:span></text:p>
      <text:p text:style-name="P1"><text:span text:style-name="T33">Zmienna wskazuje miejsce<text:s/></text:span><text:span text:style-name="T34">– nie zajmuje!</text:span></text:p>
      <text:p text:style-name="P1"><text:span text:style-name="T35"/></text:p>
      <text:p text:style-name="P1"><text:span text:style-name="T36">Ctr alt l + upi</text:span><text:span text:style-name="T37">ększenie kodu;</text:span></text:p>
      <text:p text:style-name="P1"><text:span text:style-name="T38">ctr shift p<text:s text:c="2"/>alt z visual studio</text:span></text:p>
      <text:p text:style-name="P1"><text:span text:style-name="T38"/></text:p>
      <text:p text:style-name="P1"><text:span text:style-name="T39">////////////////////////////////////////////////////////////////////////////////////////</text:span><text:span text:style-name="T40"/></text:p>
      <text:p text:style-name="P1"><text:span text:style-name="T40"/></text:p>
      <text:p text:style-name="P1"><text:span text:style-name="T40">Console.dir(btn) dir wskazuje wi</text:span><text:span text:style-name="T41">ęcej niż zwykly log!;</text:span></text:p>
      <text:p text:style-name="P1"><text:span text:style-name="T42">new:</text:span></text:p>
      <text:p text:style-name="P1"><text:span text:style-name="T42">zwraca now</text:span><text:span text:style-name="T43">ą instancje,</text:span></text:p>
      <text:p text:style-name="P1"><text:span text:style-name="T44">this wskazuje na obiekt, nie po prostu window,</text:span></text:p>
      <text:p text:style-name="P1"><text:span text:style-name="T44">new<text:s/></text:span><text:span text:style-name="T45">– ustatwia prototype na wsp</text:span><text:span text:style-name="T46">ólny instancji pod nimi;</text:span></text:p>
      <text:p text:style-name="P1"><text:span text:style-name="T47">dom tworzy odpowiednik htmla w js;</text:span></text:p>
      <text:p text:style-name="P1"><text:span text:style-name="T47"><text:s/>droplist padding dla a , dla listy 0px, potem w after niewidzialny div, który rozci</text:span><text:span text:style-name="T48">ą</text:span><text:span text:style-name="T49">ga!!!</text:span></text:p>
      <text:p text:style-name="P1"><text:span text:style-name="T50"/></text:p>
      <text:p text:style-name="P1"><text:span text:style-name="T51">console.dir(el)<text:s/></text:span><text:span text:style-name="T52">– dir pokazuje wi</text:span><text:span text:style-name="T53">ęcej</text:span></text:p>
      <text:p text:style-name="P1"><text:span text:style-name="T54">el.classList.add(‘nowa-klasa’);<text:s text:c="2"/>/ remove, toggle nie ma doda, jest usunie</text:span></text:p>
      <text:p text:style-name="P1"><text:span text:style-name="T54">DATA-LOREM<text:tab/>,<text:s text:c="2"/>PO dacie<text:s text:c="2"/>data-<text:s text:c="4"/>w</text:span><text:span text:style-name="T55">ł</text:span><text:span text:style-name="T56">asne atrybuty</text:span></text:p>
      <text:p text:style-name="P1"><text:span text:style-name="T57"/></text:p>
      <text:p text:style-name="P1"><text:span text:style-name="T58">cz</text:span><text:span text:style-name="T59">ęsto zapisywać wyniki funckcji jako zmienne I dopiero potem działać na nich!!!</text:span></text:p>
      <text:p text:style-name="P1"><text:span text:style-name="T60">classList<text:s/></text:span><text:span text:style-name="T61">– u</text:span><text:span text:style-name="T62">żymamy - i contains<text:s/></text:span><text:span text:style-name="T63">– czy zawiera klas</text:span><text:span text:style-name="T64">ę </text:span></text:p>
      <text:p text:style-name="P1"><text:span text:style-name="T65"/></text:p>
      <text:p text:style-name="P1"><text:span text:style-name="T66">this.innerHtml = this .dataset.oqk;</text:span></text:p>
      <text:p text:style-name="P1"><text:span text:style-name="T67"/></text:p>
      <text:p text:style-name="P1"><text:span text:style-name="T68">getComputedStyle(div) odczytuje style<text:s/></text:span><text:span text:style-name="T69">– razem z css;</text:span></text:p>
      <text:p text:style-name="P1"><text:span text:style-name="T70">stylowanie w js<text:s/></text:span><text:span text:style-name="T71">– raczej do dodatk</text:span><text:span text:style-name="T72">ów, typu hidde, display none;</text:span></text:p>
      <text:p text:style-name="P1"><text:span text:style-name="T73">el.getAtribute(‘href’) (pobiera z https)<text:s text:c="2"/></text:span><text:span text:style-name="T74">–</text:span><text:span text:style-name="T75"><text:s text:c="2"/>zamiast el.href (pobieramy z obiektu) DO HREF;</text:span></text:p>
      <text:p text:style-name="P1"><text:span text:style-name="T76">DO INPUT value</text:span></text:p>
      <text:p text:style-name="P1"><text:span text:style-name="T77"/></text:p>
      <text:p text:style-name="P1"><text:span text:style-name="T78">abc.addEventListener(“click”, nazwafunkcji)</text:span></text:p>
      <text:p text:style-name="P1"><text:span text:style-name="T79"/></text:p>
      <text:p text:style-name="P1"><text:span text:style-name="T80">in tylko I wylacznie w obiektach!!! (var el in element) p</text:span><text:span text:style-name="T81">ętla;</text:span></text:p>
      <text:p text:style-name="P1"><text:span text:style-name="T82">mouseenter mouseleaf<text:s/></text:span><text:span text:style-name="T83">– do droplist, bo nie dzia</text:span><text:span text:style-name="T84">ła na dzieci, mouseover I mouseout działa na dzieci;</text:span></text:p>
      <text:p text:style-name="P1"><text:span text:style-name="T85">function(e)<text:s text:c="4"/>--- e.preventDefault<text:s text:c="3"/>bo do eventu!!!</text:span></text:p>
      <text:p text:style-name="P1"><text:span text:style-name="T85">baktiti ``</text:span></text:p>
      <text:p text:style-name="P1"><text:span text:style-name="T85">screenY ekran,<text:s text:c="2"/>client okno aplikacji, page, do strony<text:s/></text:span><text:span text:style-name="T86">–</text:span><text:span text:style-name="T87"><text:s/>np. Do chmurki przy myszce strzalce;</text:span></text:p>
      <text:p text:style-name="P1"><text:span text:style-name="T88">this.closest(“.module”) - znajduje najbli</text:span><text:span text:style-name="T89">ższy odpowiadający, </text:span></text:p>
      <text:p text:style-name="P1"><text:span text:style-name="T90"/></text:p>
      <text:p text:style-name="P1"><text:span text:style-name="T91">|| cnt.display === “”</text:span></text:p>
      <text:p text:style-name="P1"><text:span text:style-name="T92"/></text:p>
      <text:p text:style-name="P1"><text:span text:style-name="T93">concat<text:s/></text:span><text:span text:style-name="T94">–<text:s text:c="2"/></text:span><text:span text:style-name="T95">łączenie funckji</text:span></text:p>
      <text:p text:style-name="P1"><text:span text:style-name="T96">w<text:s/></text:span><text:span text:style-name="T97">środku eventu z reguly THIS!!!</text:span></text:p>
      <text:p text:style-name="P1"><text:span text:style-name="T98"/></text:p>
      <text:p text:style-name="P1"><text:span text:style-name="T99">@regex<text:s/></text:span><text:span text:style-name="T100">–<text:s text:c="2"/>do wyszukiwania I walidowania emaili kody na s</text:span><text:span text:style-name="T101">łowa I treść [a-z] [0-9]{2,3}</text:span></text:p>
      <text:p text:style-name="P1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